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fc897" officeooo:paragraph-rsid="000fc897"/>
    </style:style>
    <style:style style:name="P2" style:family="paragraph" style:parent-style-name="Text_20_body">
      <style:text-properties officeooo:rsid="0011e533" officeooo:paragraph-rsid="0011e533"/>
    </style:style>
    <style:style style:name="P3" style:family="paragraph" style:parent-style-name="Text_20_body">
      <style:text-properties officeooo:rsid="0012e88f" officeooo:paragraph-rsid="0012e88f"/>
    </style:style>
    <style:style style:name="P4" style:family="paragraph" style:parent-style-name="Text_20_body">
      <style:text-properties officeooo:rsid="0012e88f" officeooo:paragraph-rsid="0012e88f"/>
    </style:style>
    <style:style style:name="P5" style:family="paragraph" style:parent-style-name="Text_20_body">
      <style:text-properties officeooo:rsid="0018a3ce" officeooo:paragraph-rsid="0018a3ce"/>
    </style:style>
    <style:style style:name="T1" style:family="text">
      <style:text-properties officeooo:rsid="00103c6f"/>
    </style:style>
    <style:style style:name="T2" style:family="text">
      <style:text-properties officeooo:rsid="00138337"/>
    </style:style>
    <style:style style:name="T3" style:family="text">
      <style:text-properties officeooo:rsid="00157362"/>
    </style:style>
    <style:style style:name="T4" style:family="text">
      <style:text-properties officeooo:rsid="0016af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 : </text:p>
      <text:p text:style-name="P1">4 : <text:span text:style-name="T1">Domaine : Le domaine d’où vienne les données (liste de courses des clients d’un magasins)</text:span></text:p>
      <text:p text:style-name="P2">Tâche : La tâche a réalisé (suivre les habitudes d’achat des clients d’un magasin)</text:p>
      <text:p text:style-name="P2"/>
      <text:p text:style-name="P3">aprentissage par transfert inductif : <text:span text:style-name="T2">Cette méthode de transfert utilise des données labelisé dans le domaine cible pour induire un modèle de prediction</text:span></text:p>
      <text:p text:style-name="P3">aprentissage par transfert trans-ductif : <text:span text:style-name="T3">Cette méthode de transfert est caractérisée par la présence de beaucoup de données dans le domaine source et aucune données n’es labélisé dans le domaine cible</text:span></text:p>
      <text:p text:style-name="P3">apprentissage par transfert non-supervisé : <text:span text:style-name="T4">Cette méthode de transfert se concentre plus sur la résolution de tâche non-supervisé dans le domaine cible (comme le clustering, la reduction dimensionelle l’estimation de densité) et il n’y a aucune donnée labélisé dans le domaine cible et source</text:span></text:p>
      <text:p text:style-name="P3"/>
      <text:p text:style-name="P5">https://www.cse.ust.hk/~qyang/Docs/2009/tkde_transfer_learning.p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15:24:58.201000000</meta:creation-date>
    <dc:date>2018-04-12T00:09:57.093000000</dc:date>
    <meta:editing-duration>PT1H42M56S</meta:editing-duration>
    <meta:editing-cycles>9</meta:editing-cycles>
    <meta:generator>LibreOffice/5.3.6.1$Windows_x86 LibreOffice_project/686f202eff87ef707079aeb7f485847613344eb7</meta:generator>
    <meta:document-statistic meta:table-count="0" meta:image-count="0" meta:object-count="0" meta:page-count="1" meta:paragraph-count="7" meta:word-count="132" meta:character-count="893" meta:non-whitespace-character-count="767"/>
  </office:meta>
</office:document-meta>
</file>